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2.319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4.792cm"/>
    </style:style>
    <style:style style:name="co8" style:family="table-column">
      <style:table-column-properties fo:break-before="auto" style:column-width="3.658cm"/>
    </style:style>
    <style:style style:name="co9" style:family="table-column">
      <style:table-column-properties fo:break-before="auto" style:column-width="4.03cm"/>
    </style:style>
    <style:style style:name="co10" style:family="table-column">
      <style:table-column-properties fo:break-before="auto" style:column-width="4.339cm"/>
    </style:style>
    <style:style style:name="co11" style:family="table-column">
      <style:table-column-properties fo:break-before="auto" style:column-width="15.725cm"/>
    </style:style>
    <style:style style:name="co12" style:family="table-column">
      <style:table-column-properties fo:break-before="auto" style:column-width="3.249cm"/>
    </style:style>
    <style:style style:name="co13" style:family="table-column">
      <style:table-column-properties fo:break-before="auto" style:column-width="3.46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228cm" fo:break-before="auto" style:use-optimal-row-height="false"/>
    </style:style>
    <style:style style:name="ro2" style:family="table-row">
      <style:table-row-properties style:row-height="5.52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port-MathUt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equivalent_candidate</text:p>
          </table:table-cell>
          <table:table-cell table:style-name="ce1" office:value-type="string" calcext:value-type="string">
            <text:p>total_survived_suites</text:p>
          </table:table-cell>
          <table:table-cell table:style-name="ce1" office:value-type="string" calcext:value-type="string">
            <text:p>total_killed_suites</text:p>
          </table:table-cell>
          <table:table-cell table:style-name="ce1" office:value-type="string" calcext:value-type="string">
            <text:p>total_no_coverage_suites</text:p>
          </table:table-cell>
          <table:table-cell table:style-name="ce3" office:value-type="string" calcext:value-type="string">
            <text:p>killed_by_suites</text:p>
          </table:table-cell>
          <table:table-cell table:style-name="ce1" office:value-type="string" calcext:value-type="string">
            <text:p>survived_in_suites</text:p>
          </table:table-cell>
          <table:table-cell table:style-name="ce1" office:value-type="string" calcext:value-type="string">
            <text:p>no_coverage_suites</text:p>
          </table:table-cell>
        </table:table-row>
        <table:table-row table:style-name="ro2">
          <table:table-cell table:style-name="ce2" office:value-type="string" calcext:value-type="string">
            <text:p>MathUtils</text:p>
          </table:table-cell>
          <table:table-cell table:style-name="ce2" office:value-type="string" calcext:value-type="string">
            <text:p>M001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checkFinite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MathUtilsGrok_COC1Test, MathUtilsGrok_COC2Test, MathUtilsGrok_COC3Test, MathUtilsGrok_COC4Test, MathUtilsGrok_COC5Test, MathUtilsGrok_FS1Test, MathUtilsGrok_FS4Test, MathUtilsGrok_FS5Test, MathUtilsGrok_OS1Test, MathUtilsGrok_OS2Test, MathUtilsGrok_OS3Test, MathUtilsGrok_OS4Test, MathUtilsGrok_OS5Test, MathUtilsGrok_POT1Test, MathUtilsGrok_POT2Test, MathUtilsGrok_POT4Test, MathUtilsGrok_ZS1Test, MathUtilsGrok_ZS2Test, MathUtilsGrok_ZS3Test, MathUtilsGrok_ZS5Test, MathUtilsLlama_COC1Test, MathUtilsLlama_COC2Test, MathUtilsLlama_COC3Test, MathUtilsLlama_COC4Test, MathUtilsLlama_COC5Test, MathUtilsLlama_FS1Test, MathUtilsLlama_FS2Test, MathUtilsLlama_FS3Test, MathUtilsLlama_FS4Test, MathUtilsLlama_FS5Test, MathUtilsLlama_OS5Test, MathUtilsLlama_POT1Test, MathUtilsLlama_POT2Test, MathUtilsLlama_POT3Test, MathUtilsLlama_POT4Test, MathUtilsLlama_POT5Test, MathUtilsQwen_FS2Test, MathUtilsQwen_FS4Test, MathUtilsQwen_OS1Test, MathUtilsQwen_OS2Test, MathUtilsQwen_OS3Test, MathUtilsQwen_OS4Test, MathUtilsQwen_OS5Test, MathUtilsQwen_POT1Test, MathUtilsQwen_POT2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MathUtils</text:p>
          </table:table-cell>
          <table:table-cell table:style-name="ce2" office:value-type="string" calcext:value-type="string">
            <text:p>M002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heckFinite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MathUtilsGrok_COC1Test, MathUtilsGrok_COC2Test, MathUtilsGrok_COC3Test, MathUtilsGrok_COC4Test, MathUtilsGrok_COC5Test, MathUtilsGrok_FS1Test, MathUtilsGrok_FS4Test, MathUtilsGrok_FS5Test, MathUtilsGrok_OS1Test, MathUtilsGrok_OS2Test, MathUtilsGrok_OS3Test, MathUtilsGrok_OS4Test, MathUtilsGrok_OS5Test, MathUtilsGrok_POT1Test, MathUtilsGrok_POT2Test, MathUtilsGrok_POT4Test, MathUtilsGrok_ZS1Test, MathUtilsGrok_ZS2Test, MathUtilsGrok_ZS3Test, MathUtilsGrok_ZS5Test, MathUtilsLlama_COC1Test, MathUtilsLlama_COC2Test, MathUtilsLlama_COC3Test, MathUtilsLlama_COC4Test, MathUtilsLlama_COC5Test, MathUtilsLlama_FS1Test, MathUtilsLlama_FS2Test, MathUtilsLlama_FS3Test, MathUtilsLlama_FS4Test, MathUtilsLlama_FS5Test, MathUtilsLlama_OS5Test, MathUtilsLlama_POT1Test, MathUtilsLlama_POT2Test, MathUtilsLlama_POT3Test, MathUtilsLlama_POT4Test, MathUtilsLlama_POT5Test, MathUtilsQwen_FS2Test, MathUtilsQwen_FS4Test, MathUtilsQwen_OS1Test, MathUtilsQwen_OS2Test, MathUtilsQwen_OS3Test, MathUtilsQwen_OS4Test, MathUtilsQwen_OS5Test, MathUtilsQwen_POT1Test, MathUtilsQwen_POT2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MathUtils</text:p>
          </table:table-cell>
          <table:table-cell table:style-name="ce2" office:value-type="string" calcext:value-type="string">
            <text:p>M003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heckFinite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MathUtilsGrok_COC1Test, MathUtilsGrok_COC2Test, MathUtilsGrok_COC3Test, MathUtilsGrok_COC4Test, MathUtilsGrok_COC5Test, MathUtilsGrok_FS1Test, MathUtilsGrok_FS4Test, MathUtilsGrok_FS5Test, MathUtilsGrok_OS1Test, MathUtilsGrok_OS2Test, MathUtilsGrok_OS3Test, MathUtilsGrok_OS4Test, MathUtilsGrok_OS5Test, MathUtilsGrok_POT1Test, MathUtilsGrok_POT2Test, MathUtilsGrok_POT4Test, MathUtilsGrok_ZS1Test, MathUtilsGrok_ZS2Test, MathUtilsGrok_ZS3Test, MathUtilsGrok_ZS5Test, MathUtilsLlama_COC1Test, MathUtilsLlama_COC2Test, MathUtilsLlama_COC3Test, MathUtilsLlama_COC4Test, MathUtilsLlama_COC5Test, MathUtilsLlama_FS1Test, MathUtilsLlama_FS2Test, MathUtilsLlama_FS3Test, MathUtilsLlama_FS4Test, MathUtilsLlama_FS5Test, MathUtilsLlama_OS5Test, MathUtilsLlama_POT1Test, MathUtilsLlama_POT2Test, MathUtilsLlama_POT3Test, MathUtilsLlama_POT4Test, MathUtilsLlama_POT5Test, MathUtilsQwen_FS2Test, MathUtilsQwen_FS4Test, MathUtilsQwen_OS1Test, MathUtilsQwen_OS2Test, MathUtilsQwen_OS3Test, MathUtilsQwen_OS4Test, MathUtilsQwen_OS5Test, MathUtilsQwen_POT1Test, MathUtilsQwen_POT2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MathUtils</text:p>
          </table:table-cell>
          <table:table-cell table:style-name="ce2" office:value-type="string" calcext:value-type="string">
            <text:p>M004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heckFinite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MathUtilsGrok_COC1Test, MathUtilsGrok_COC2Test, MathUtilsGrok_COC3Test, MathUtilsGrok_COC4Test, MathUtilsGrok_COC5Test, MathUtilsGrok_FS1Test, MathUtilsGrok_FS4Test, MathUtilsGrok_FS5Test, MathUtilsGrok_OS1Test, MathUtilsGrok_OS2Test, MathUtilsGrok_OS3Test, MathUtilsGrok_OS4Test, MathUtilsGrok_OS5Test, MathUtilsGrok_POT1Test, MathUtilsGrok_POT2Test, MathUtilsGrok_POT4Test, MathUtilsGrok_ZS1Test, MathUtilsGrok_ZS2Test, MathUtilsGrok_ZS3Test, MathUtilsGrok_ZS5Test, MathUtilsLlama_COC1Test, MathUtilsLlama_COC2Test, MathUtilsLlama_COC3Test, MathUtilsLlama_COC4Test, MathUtilsLlama_COC5Test, MathUtilsLlama_FS1Test, MathUtilsLlama_FS2Test, MathUtilsLlama_FS3Test, MathUtilsLlama_FS4Test, MathUtilsLlama_FS5Test, MathUtilsLlama_OS5Test, MathUtilsLlama_POT1Test, MathUtilsLlama_POT2Test, MathUtilsLlama_POT3Test, MathUtilsLlama_POT4Test, MathUtilsLlama_POT5Test, MathUtilsQwen_FS2Test, MathUtilsQwen_FS4Test, MathUtilsQwen_OS1Test, MathUtilsQwen_OS2Test, MathUtilsQwen_OS3Test, MathUtilsQwen_OS4Test, MathUtilsQwen_OS5Test, MathUtilsQwen_POT1Test, MathUtilsQwen_POT2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3" table:number-rows-repeated="1048570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5T21:25:05.045204262</dc:date>
    <meta:editing-duration>PT1M35S</meta:editing-duration>
    <meta:editing-cycles>1</meta:editing-cycles>
    <meta:document-statistic meta:table-count="1" meta:cell-count="65" meta:object-count="0"/>
    <meta:generator>LibreOffice/24.2.7.2$Linux_X86_64 LibreOffice_project/420$Build-2</meta:generator>
  </office:meta>
</office:document-meta>
</file>